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yr</text:p>
          </table:table-cell>
        </table:table-row>
        <table:table-row table:style-name="ro1">
          <table:table-cell office:value-type="string" calcext:value-type="string">
            <text:p>motor01</text:p>
          </table:table-cell>
          <table:table-cell office:value-type="float" office:value="8.61" calcext:value-type="float">
            <text:p>8.61</text:p>
          </table:table-cell>
          <table:table-cell office:value-type="float" office:value="8.58" calcext:value-type="float">
            <text:p>8.58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string" calcext:value-type="string">
            <text:p>Motor 00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Motor 02</text:p>
          </table:table-cell>
          <table:table-cell office:value-type="float" office:value="8.89" calcext:value-type="float">
            <text:p>8.89</text:p>
          </table:table-cell>
          <table:table-cell office:value-type="float" office:value="8.88" calcext:value-type="float">
            <text:p>8.88</text:p>
          </table:table-cell>
          <table:table-cell office:value-type="float" office:value="8.9" calcext:value-type="float">
            <text:p>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56:41.644608150</meta:creation-date>
    <dc:date>2025-02-28T10:59:39.161756413</dc:date>
    <meta:editing-duration>PT52M47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